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0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  <style:style style:name="T1" style:family="text">
      <style:text-properties fo:language="fr" fo:country="FR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2" table:default-cell-style-name="ce1"/>
        <table:table-column table:style-name="co4" table:default-cell-style-name="ce1"/>
        <table:table-column table:style-name="co3" table:number-columns-repeated="1022" table:default-cell-style-name="ce1"/>
        <table:table-row table:style-name="ro2">
          <table:table-cell office:value-type="string">
            <text:p>pince</text:p>
          </table:table-cell>
          <table:table-cell office:value-type="string">
            <text:p>un dispositif automatique permettant de fixer le sac poubelle</text:p>
          </table:table-cell>
          <table:table-cell table:number-columns-repeated="1022"/>
        </table:table-row>
        <table:table-row table:style-name="ro2">
          <table:table-cell office:value-type="string">
            <text:p>capteur pince</text:p>
          </table:table-cell>
          <table:table-cell office:value-type="string">
            <text:p>capteur <text:span text:style-name="T1">permettant</text:span> de mesurer l'angle d'ouverture d'une <text:span text:style-name="T1">pince</text:span></text:p>
          </table:table-cell>
          <table:table-cell table:number-columns-repeated="1022"/>
        </table:table-row>
        <table:table-row table:style-name="ro2">
          <table:table-cell office:value-type="string">
            <text:p>système fermeture sac</text:p>
          </table:table-cell>
          <table:table-cell office:value-type="string">
            <text:p>???</text:p>
          </table:table-cell>
          <table:table-cell table:number-columns-repeated="1022"/>
        </table:table-row>
        <table:table-row table:style-name="ro2">
          <table:table-cell office:value-type="string">
            <text:p>capteur niveau remplissage</text:p>
          </table:table-cell>
          <table:table-cell office:value-type="string">
            <text:p>un <text:span text:style-name="T1">capteur</text:span> mesurant le niveau de remplissage d'un conteneur</text:p>
          </table:table-cell>
          <table:table-cell table:number-columns-repeated="1022"/>
        </table:table-row>
        <table:table-row table:style-name="ro2">
          <table:table-cell office:value-type="string">
            <text:p>clapet</text:p>
          </table:table-cell>
          <table:table-cell office:value-type="string">
            <text:p>un clapet manuel circulaire</text:p>
          </table:table-cell>
          <table:table-cell table:number-columns-repeated="1022"/>
        </table:table-row>
        <table:table-row table:style-name="ro2">
          <table:table-cell office:value-type="string">
            <text:p>capteur poids</text:p>
          </table:table-cell>
          <table:table-cell office:value-type="string">
            <text:p>capteur <text:span text:style-name="T1">permettant</text:span> de mesurer le poids </text:p>
          </table:table-cell>
          <table:table-cell table:number-columns-repeated="1022"/>
        </table:table-row>
        <table:table-row table:style-name="ro2">
          <table:table-cell office:value-type="string">
            <text:p>verrou clapet </text:p>
          </table:table-cell>
          <table:table-cell office:value-type="string">
            <text:p>verrou automatique qui empêche l'ouverture du clapet</text:p>
          </table:table-cell>
          <table:table-cell table:number-columns-repeated="1022"/>
        </table:table-row>
        <table:table-row table:style-name="ro2">
          <table:table-cell office:value-type="string">
            <text:p>capteur <text:span text:style-name="T1">présence</text:span></text:p>
          </table:table-cell>
          <table:table-cell office:value-type="string">
            <text:p>un <text:span text:style-name="T1">capteur</text:span> qui <text:span text:style-name="T1">détecte</text:span> la <text:span text:style-name="T1">présence</text:span> d'un objet face a lui</text:p>
          </table:table-cell>
          <table:table-cell table:number-columns-repeated="1022"/>
        </table:table-row>
        <table:table-row table:style-name="ro2">
          <table:table-cell office:value-type="string">
            <text:p>tapis roulant</text:p>
          </table:table-cell>
          <table:table-cell office:value-type="string">
            <text:p>un tapis en caoutchouc tournant automatiquement sur lui-même de manière a faire avancer les objets qui sont sur lui</text:p>
          </table:table-cell>
          <table:table-cell table:number-columns-repeated="1022"/>
        </table:table-row>
        <table:table-row table:style-name="ro2">
          <table:table-cell office:value-type="string">
            <text:p>tableau de bord:</text:p>
          </table:table-cell>
          <table:table-cell table:number-columns-repeated="1023"/>
        </table:table-row>
        <table:table-row table:style-name="ro2">
          <table:table-cell office:value-type="string">
            <text:p>led attente fermeture clapet</text:p>
          </table:table-cell>
          <table:table-cell office:value-type="string">
            <text:p>led jaune</text:p>
          </table:table-cell>
          <table:table-cell table:number-columns-repeated="1022"/>
        </table:table-row>
        <table:table-row table:style-name="ro2">
          <table:table-cell office:value-type="string">
            <text:p>led système verrouillé</text:p>
          </table:table-cell>
          <table:table-cell office:value-type="string">
            <text:p>led jaune</text:p>
          </table:table-cell>
          <table:table-cell table:number-columns-repeated="1022"/>
        </table:table-row>
        <table:table-row table:style-name="ro2">
          <table:table-cell office:value-type="string">
            <text:p>leds niveau remplissage</text:p>
          </table:table-cell>
          <table:table-cell office:value-type="string">
            <text:p>3 leds côte à côte de couleurs vert, jaune, rouge</text:p>
          </table:table-cell>
          <table:table-cell table:number-columns-repeated="1022"/>
        </table:table-row>
        <table:table-row table:style-name="ro2">
          <table:table-cell office:value-type="string">
            <text:p>led vidage en cours</text:p>
          </table:table-cell>
          <table:table-cell office:value-type="string">
            <text:p>led jaune</text:p>
          </table:table-cell>
          <table:table-cell table:number-columns-repeated="1022"/>
        </table:table-row>
        <table:table-row table:style-name="ro2">
          <table:table-cell office:value-type="string">
            <text:p>led besoin nettoyage</text:p>
          </table:table-cell>
          <table:table-cell office:value-type="string">
            <text:p>led rouge</text:p>
          </table:table-cell>
          <table:table-cell table:number-columns-repeated="1022"/>
        </table:table-row>
        <table:table-row table:style-name="ro2">
          <table:table-cell office:value-type="string">
            <text:p>led nettoyage en cours</text:p>
          </table:table-cell>
          <table:table-cell office:value-type="string">
            <text:p>led jaune</text:p>
          </table:table-cell>
          <table:table-cell table:number-columns-repeated="1022"/>
        </table:table-row>
        <table:table-row table:style-name="ro2">
          <table:table-cell office:value-type="string">
            <text:p>bouton on/off</text:p>
          </table:table-cell>
          <table:table-cell office:value-type="string">
            <text:p>bouton poussoir avec led <text:span text:style-name="T1">intégrée</text:span> de couleur rouge allumée quand le bouton est enfoncé</text:p>
          </table:table-cell>
          <table:table-cell table:number-columns-repeated="1022"/>
        </table:table-row>
        <table:table-row table:style-name="ro2">
          <table:table-cell office:value-type="string">
            <text:p>bouton nettoyer</text:p>
          </table:table-cell>
          <table:table-cell office:value-type="string">
            <text:p>bouton interrupteur </text:p>
          </table:table-cell>
          <table:table-cell table:number-columns-repeated="1022"/>
        </table:table-row>
        <table:table-row table:style-name="ro2">
          <table:table-cell office:value-type="string">
            <text:p>bouton vider poubelle</text:p>
          </table:table-cell>
          <table:table-cell office:value-type="string">
            <text:p>bouton interrupteur </text:p>
          </table:table-cell>
          <table:table-cell table:number-columns-repeated="1022"/>
        </table:table-row>
        <table:table-row table:style-name="ro2">
          <table:table-cell office:value-type="string">
            <text:p>bouton reprendre</text:p>
          </table:table-cell>
          <table:table-cell office:value-type="string">
            <text:p>bouton interrupteur </text:p>
          </table:table-cell>
          <table:table-cell table:number-columns-repeated="1022"/>
        </table:table-row>
        <table:table-row table:style-name="ro2">
          <table:table-cell office:value-type="string">
            <text:p>led sac absent</text:p>
          </table:table-cell>
          <table:table-cell office:value-type="string">
            <text:p>led rouge</text:p>
          </table:table-cell>
          <table:table-cell table:number-columns-repeated="1022"/>
        </table:table-row>
        <table:table-row table:style-name="ro2">
          <table:table-cell office:value-type="string">
            <text:p>led <text:span text:style-name="T1">problème</text:span> montée/descente poubelle</text:p>
          </table:table-cell>
          <table:table-cell office:value-type="string">
            <text:p>led rouge</text:p>
          </table:table-cell>
          <table:table-cell table:number-columns-repeated="1022"/>
        </table:table-row>
        <table:table-row table:style-name="ro2">
          <table:table-cell office:value-type="string">
            <text:p>led <text:span text:style-name="T1">problème</text:span> fermeture sac</text:p>
          </table:table-cell>
          <table:table-cell office:value-type="string">
            <text:p>led rouge</text:p>
          </table:table-cell>
          <table:table-cell table:number-columns-repeated="1022"/>
        </table:table-row>
        <table:table-row table:style-name="ro2">
          <table:table-cell office:value-type="string">
            <text:p>led blocage tapis</text:p>
          </table:table-cell>
          <table:table-cell office:value-type="string">
            <text:p>led rouge</text:p>
          </table:table-cell>
          <table:table-cell table:number-columns-repeated="1022"/>
        </table:table-row>
        <table:table-row table:style-name="ro2" table:number-rows-repeated="65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1">
        <table:table-column table:style-name="co3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1">
        <table:table-column table:style-name="co3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00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hhdoan</meta:initial-creator>
    <dc:creator>Gartu Stefana</dc:creator>
    <meta:creation-date>2011-02-13T22:25:06Z</meta:creation-date>
    <dc:date>2011-02-14T00:06:45.53</dc:date>
    <meta:editing-duration>PT00H01M52S</meta:editing-duration>
    <meta:editing-cycles>1</meta:editing-cycles>
    <meta:document-statistic meta:table-count="3" meta:cell-count="47" meta:object-count="0"/>
  </office:meta>
</office:document-meta>
</file>